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_____________IRM MEG </text:p>
      <text:p text:style-name="Standard">→ MIND/PARIETAL <text:s/>Philippe Ciuciu - Thomas Moreau </text:p>
      <text:p text:style-name="Standard">→ voir avec Ali.</text:p>
      <text:p text:style-name="Standard">→ approche RSA :</text:p>
      <text:p text:style-name="Standard"/>
      <text:p text:style-name="Standard">→ « quelle est la gueule de la meg étant donné l’information irmf qu’on peut rajouter » </text:p>
      <text:p text:style-name="Standard">- Au moment de compute avec spm… comment tu rajoutes de l’information en provenance de l’irm</text:p>
      <text:p text:style-name="Standard">https://www.fil.ion.ucl.ac.uk/spm/docs/manual/multi/multi/ </text:p>
      <text:p text:style-name="Standard"/>
      <text:p text:style-name="Standard"/>
      <text:p text:style-name="Standard">- 2016 Cichy Similarity-Based Fusion of MEG and fMRI Reveals Spatio-Temporal Dynamics in Human Cortex During Visual Object Recognition</text:p>
      <text:p text:style-name="Standard">https://pmc.ncbi.nlm.nih.gov/articles/PMC4961022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7:57:25.081519727</meta:creation-date>
    <dc:date>2025-02-27T17:57:40.659080415</dc:date>
    <meta:editing-duration>PT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71" meta:character-count="526" meta:non-whitespace-character-count="458"/>
  </office:meta>
</office:document-meta>
</file>